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/text:p>
      <text:p text:style-name="Standard">Tunelami</text:p>
      <text:p text:style-name="Standard">EN</text:p>
      <text:p text:style-name="Standard">By the Tunnels</text:p>
      <text:p text:style-name="Standard"/>
      <text:p text:style-name="Standard">PL</text:p>
      <text:p text:style-name="Standard">Siły krasnoludów i Sojuszu Północy zostały rozgromione, a klan Marbusa </text:p>
      <text:p text:style-name="Standard">połączył siły z mieszkańcami Gelu'Aben. W niedługim czasie udało się </text:p>
      <text:p text:style-name="Standard">opatrzyć rannych, pożegnać umarłych i nakarmić głodnych. Orkowa starszyzna </text:p>
      <text:p text:style-name="Standard">postanowiła wyciągnąć ze spiżarń ostatnie zapasy żywności i zorganizowano </text:p>
      <text:p text:style-name="Standard">wielką ucztę, na której gościem honorowym był właśnie Marbus. Radość </text:p>
      <text:p text:style-name="Standard">wszystkich trwała cały dzień. Jeden dzień, podczas którego udało się </text:p>
      <text:p text:style-name="Standard">zapomnieć o zimie, hordach nieumarłych i panoszącym się po północy Sojuszu.</text:p>
      <text:p text:style-name="Standard">EN</text:p>
      <text:p text:style-name="Standard">The forces of dwarves and Northern Alliance have been vanquished, and </text:p>
      <text:p text:style-name="Standard">Marbus' clan joined forces with residents of Gelu'Aben. Soon after that, </text:p>
      <text:p text:style-name="Standard">they managed to dress their wounds, say goodbye to the dead and feed the </text:p>
      <text:p text:style-name="Standard">hungry. The orcish elders decided to bring out the last supplies out of the </text:p>
      <text:p text:style-name="Standard">granaries and a great feast was hold, with Marbus as a honoured guest. </text:p>
      <text:p text:style-name="Standard">Everybody's happiness lasted the whole day. One day, in which they managed </text:p>
      <text:p text:style-name="Standard">to forget about the winter, the hordes of undead and about the Northern </text:p>
      <text:p text:style-name="Standard">Alliance running rampant.</text:p>
      <text:p text:style-name="Standard"/>
      <text:p text:style-name="Standard">PL</text:p>
      <text:p text:style-name="Standard">Dzień po uczcie zorganizowano naradę, która miała na celu zaradzić wszystkim </text:p>
      <text:p text:style-name="Standard">problemom, z którymi stykały się ostatnio klany orków. Zjawili się na niej </text:p>
      <text:p text:style-name="Standard">wszyscy, z którymi starszyzna miała jeszcze kontakt. Dumny, wielki niegdyś </text:p>
      <text:p text:style-name="Standard">naród orków nie mógł zapełnić nawet połowy miasta. Po ulicach błąkały się </text:p>
      <text:p text:style-name="Standard">kobiety, starcy i wychudzone dzieci. Tylko gdzieniegdzie można było spotkać </text:p>
      <text:p text:style-name="Standard">mężczyznę z bronią bądź goblina, który strugał strzały na kolejną bitwę. </text:p>
      <text:p text:style-name="Standard">Gelu'Aben zamieniało się w grób.</text:p>
      <text:p text:style-name="Standard">EN</text:p>
      <text:p text:style-name="Standard">One day after the feast, there was a meeting arranged, which's reason was to </text:p>
      <text:p text:style-name="Standard">solve all problems, which afflicted the orcish clans. Everybody with who the </text:p>
      <text:p text:style-name="Standard">elders were still in touch with, came along. A proud, once great nation of </text:p>
      <text:p text:style-name="Standard">orcs wasn't even able to fill half of the city. On the streets, women, </text:p>
      <text:p text:style-name="Standard">oldsters and attenuated children were wandering around. Only here and there </text:p>
      <text:p text:style-name="Standard">you could find a man with weapon, or a goblin, whittling arrows for another </text:p>
      <text:p text:style-name="Standard">battle. Gelu'Aben was becoming a grave.</text:p>
      <text:p text:style-name="Standard"/>
      <text:p text:style-name="Standard">PL</text:p>
      <text:p text:style-name="Standard">Na naradzie pojawiło się dwanaście osób: przedstawicieli klanów i </text:p>
      <text:p text:style-name="Standard">starszyzna. Każdy próbował narzucić innym swój punkt widzenia, a wszystkie </text:p>
      <text:p text:style-name="Standard">opierały się na jasnych założeniach: zostać w twierdzy i przeczekać. Tylko </text:p>
      <text:p text:style-name="Standard">Marbus sądził, że w ten sposób nie uda im się przetrwać. Uderzając w stół i </text:p>
      <text:p text:style-name="Standard">nawołując orków do porządku, udało mu się przekonać ich, że tutaj nie czeka </text:p>
      <text:p text:style-name="Standard">na nich nic, tylko śmierć. Gewold pierwszy sprzeciwił się Marbusowi: </text:p>
      <text:p text:style-name="Standard">ucieczka nie wchodziła w grę, bo dokąd mieliby uciekać?</text:p>
      <text:p text:style-name="Standard">EN</text:p>
      <text:p text:style-name="Standard">On the meeting, twelve people came along: clans' representatives and the </text:p>
      <text:p text:style-name="Standard">elders. Everybody tried to enforce his standpoint, and all of them based on </text:p>
      <text:p text:style-name="Standard">one clear concept: to stay in the fortress and wait out. Only Marbus though, </text:p>
      <text:p text:style-name="Standard"><text:soft-page-break/>that this way the won't survive. After slamming his hand on the table and </text:p>
      <text:p text:style-name="Standard">putting orcs in order, he managed to convince them, that all what awaits </text:p>
      <text:p text:style-name="Standard">them here is death. Gewold was the first person to object Marbus: escape </text:p>
      <text:p text:style-name="Standard">isn't an option, because where are they supposed to go?</text:p>
      <text:p text:style-name="Standard"/>
      <text:p text:style-name="Standard">PL</text:p>
      <text:p text:style-name="Standard">I tutaj odezwali się starsi: istniała opuszczona twierdza na wschodzie, za </text:p>
      <text:p text:style-name="Standard">górami. Mieściła się ona na owianych tajemnicą Polach Kalindorskich. Miały </text:p>
      <text:p text:style-name="Standard">się tam znajdować starożytne orkowe pisma, które traktowały o tym, jak </text:p>
      <text:p text:style-name="Standard">przetrwać taką apokalipsę. Całość tego planu wydawała się opieraniem swoich </text:p>
      <text:p text:style-name="Standard">działań na bajkach i mitach, jednak w obecnej sytuacji nikt nie mógł </text:p>
      <text:p text:style-name="Standard">wymyślić lepszego rozwiązania. Nikt też nie mógł wpaść na to, jak przedrzeć </text:p>
      <text:p text:style-name="Standard">się przez góry.</text:p>
      <text:p text:style-name="Standard">EN</text:p>
      <text:p text:style-name="Standard">And then the elders spoke up: there was an abandoned fortress in the east, </text:p>
      <text:p text:style-name="Standard">over the mountains. It was situated on mysterious Kalindoran Fields. There </text:p>
      <text:p text:style-name="Standard">are supposed to be ancient orcish writings over there, which contain </text:p>
      <text:p text:style-name="Standard">knowledge about how to survive such apocalypse. The whole plan seemed to be </text:p>
      <text:p text:style-name="Standard">based on tales and myths, but in current situation no one could come up with </text:p>
      <text:p text:style-name="Standard">a better solution. Also, nobody could figure out how to get through the </text:p>
      <text:p text:style-name="Standard">mountains.</text:p>
      <text:p text:style-name="Standard"/>
      <text:p text:style-name="Standard">PL</text:p>
      <text:p text:style-name="Standard">Marbus, który już powziął decyzję o dostaniu się na Pola Kalindorskie, </text:p>
      <text:p text:style-name="Standard">zaproponował, by zaprowadzić orków krasnoludzkimi tunelami. Choć Gelu'Aben </text:p>
      <text:p text:style-name="Standard">znajdowało się tylko kawałek drogi od nich, żadne z orków od lat nie </text:p>
      <text:p text:style-name="Standard">przekraczał progu wykutych przez krasnoludy jaskiń. Wojownicza niegdyś rasa </text:p>
      <text:p text:style-name="Standard">zaczęła bać się potęgi, jaką stałą się Knalga.</text:p>
      <text:p text:style-name="Standard">EN</text:p>
      <text:p text:style-name="Standard">Marbus, who already decided to get on the Kalindor Fields, proposed to lead </text:p>
      <text:p text:style-name="Standard">orcs through the dwarven tunnels. Although Gelu'Aben was within a stone's </text:p>
      <text:p text:style-name="Standard">throw from them, no orc has crossed the enterance of dwarvish caverns for </text:p>
      <text:p text:style-name="Standard">years. Once a warlike race, started to fear the power which Knalga has </text:p>
      <text:p text:style-name="Standard">became.</text:p>
      <text:p text:style-name="Standard"/>
      <text:p text:style-name="Standard">PL</text:p>
      <text:p text:style-name="Standard">Podjęto głosowanie, które miało zadecydować o przyszłości wszystkich klanów. </text:p>
      <text:p text:style-name="Standard">Siedem z dwunastu osób zgodziło się na to, by ruszyć tunelami. Ta sama </text:p>
      <text:p text:style-name="Standard">siódemka podjęła też decyzję o tym, by Marbus został nowym Wielkim </text:p>
      <text:p text:style-name="Standard">Suwerenem. Gewold siedział w ciszy: był przeciwny obu tym decyzjom.</text:p>
      <text:p text:style-name="Standard">EN</text:p>
      <text:p text:style-name="Standard">A voting was started to decide about the future of all clans. Seven out of </text:p>
      <text:p text:style-name="Standard">twelve agreed to go through the tunnels. The same seven has also agreed, </text:p>
      <text:p text:style-name="Standard">that Marbus will become the new Great Suverein. Gewold was sitting in </text:p>
      <text:p text:style-name="Standard">silence: he was oppose to both these decisions.</text:p>
      <text:p text:style-name="Standard"/>
      <text:p text:style-name="Standard">PL</text:p>
      <text:p text:style-name="Standard">Następnego ranka Wielka, Zjednoczona Horda pochwyciła pochodnie i poczęła </text:p>
      <text:p text:style-name="Standard">podpalać miasto. Po zaledwie godzinie, wspaniałe niegdyś Gelu'Aben zamieniło </text:p>
      <text:p text:style-name="Standard">się w ruinę. Nie było już powrotu: tylko elfowie w lasach i żołnierze </text:p>
      <text:p text:style-name="Standard">Sojuszu oglądali, jak czarny dym unosił się nad miastem. Miał się unosić </text:p>
      <text:p text:style-name="Standard">jeszcze długo, zaczadzając tych, którzy spróbowali w tym czasie zbliżyć się </text:p>
      <text:p text:style-name="Standard"><text:soft-page-break/>do miasta. Marbus zaś powziął sztandar Wielkiego Suwerena i pierwszy wstąpił </text:p>
      <text:p text:style-name="Standard">pod ziemię, prowadząc swoich braci w mroki krasnoludzkich tuneli.</text:p>
      <text:p text:style-name="Standard">EN</text:p>
      <text:p text:style-name="Standard">The next morning, the Great United Horde grabbed their torches and emblazed </text:p>
      <text:p text:style-name="Standard">the city. After just one hour, once a great Gelu'Aben became a ruin. There </text:p>
      <text:p text:style-name="Standard">was no return: only elves in the forests and soldiers of Northern Aliance </text:p>
      <text:p text:style-name="Standard">watched, how black smoke furled upwards the city. It was to do so for a long </text:p>
      <text:p text:style-name="Standard">time, asphyxiating these, who would approach the fortress. Meanwhile, Marbus </text:p>
      <text:p text:style-name="Standard">took the Great Suvereign's banner and as the first descended beneath the </text:p>
      <text:p text:style-name="Standard">ground, leading his brothers into the darkness of dwarven tunnels.</text:p>
      <text:p text:style-name="Standard"/>
      <text:p text:style-name="Standard">PL</text:p>
      <text:p text:style-name="Standard">Orkowie</text:p>
      <text:p text:style-name="Standard">EN</text:p>
      <text:p text:style-name="Standard">Orcs</text:p>
      <text:p text:style-name="Standard"/>
      <text:p text:style-name="Standard">PL</text:p>
      <text:p text:style-name="Standard">Krasnoludy</text:p>
      <text:p text:style-name="Standard">EN</text:p>
      <text:p text:style-name="Standard">Dwarves</text:p>
      <text:p text:style-name="Standard"/>
      <text:p text:style-name="Standard">PL</text:p>
      <text:p text:style-name="Standard">Dzikie stworzenia</text:p>
      <text:p text:style-name="Standard">EN</text:p>
      <text:p text:style-name="Standard">Hostile creatures</text:p>
      <text:p text:style-name="Standard"/>
      <text:p text:style-name="Standard">PL</text:p>
      <text:p text:style-name="Standard">Przedostań się przez jaskinie</text:p>
      <text:p text:style-name="Standard">EN</text:p>
      <text:p text:style-name="Standard">Get through the caverns</text:p>
      <text:p text:style-name="Standard"/>
      <text:p text:style-name="Standard">PL</text:p>
      <text:p text:style-name="Standard">Horda Marbusa wkroczyła w końcu w ciemne i wilgotne korytarze krasnoludów. </text:p>
      <text:p text:style-name="Standard">Ostatni z orków: starcy i kobiety, które wlokły za sobą niewielkie wózki z </text:p>
      <text:p text:style-name="Standard">dobytkiem i pożywieniem, a także nieliczne zwierzęta hodowlane, takie jak </text:p>
      <text:p text:style-name="Standard">kozy i kurczaki, zostawili za sobą blade światło poranka. Od teraz ich drogę </text:p>
      <text:p text:style-name="Standard">miały rozświetlać jedynie pochodnie oraz fosforyzujące grzyby, które rosły </text:p>
      <text:p text:style-name="Standard">tu i ówdzie, roztaczając brzydki, kwaskowaty zapach. Tak zaczęła się ich </text:p>
      <text:p text:style-name="Standard">droga przez głębiny.</text:p>
      <text:p text:style-name="Standard">EN</text:p>
      <text:p text:style-name="Standard">At last, Marbus's horde strided into the dark and dump dwarven corridors. </text:p>
      <text:p text:style-name="Standard">Last of the orcs: oldsters and women, who dragged little carts with </text:p>
      <text:p text:style-name="Standard">belongings and food, as well as a small livestock, such as goats and </text:p>
      <text:p text:style-name="Standard">chickens, left behind the pale light of dawn. Now, their path would only be </text:p>
      <text:p text:style-name="Standard">brighted by torches and phosphorescing fungi, which grow here and there, </text:p>
      <text:p text:style-name="Standard">effusing a nasty, acrid smell. That's how their journey through the deeps </text:p>
      <text:p text:style-name="Standard">begins.</text:p>
      <text:p text:style-name="Standard"/>
      <text:p text:style-name="Standard">PL</text:p>
      <text:p text:style-name="Standard">Fuj! Te grzyby śmierdzą tak strasznie, że nawet nasze wargi zaczynają </text:p>
      <text:p text:style-name="Standard">skomleć. Zaczynam wątpić w sens tej wyprawy, Marbus. Idziemy już od kilku </text:p>
      <text:p text:style-name="Standard">godzin, a tunele stają się coraz ciaśniejsze.</text:p>
      <text:p text:style-name="Standard"><text:soft-page-break/>EN</text:p>
      <text:p text:style-name="Standard">Yuk! These mushrooms stink so terrible, that even our wargs start to yelp. I </text:p>
      <text:p text:style-name="Standard">start to doubt in the point of our journey, Marbus. We are already going for </text:p>
      <text:p text:style-name="Standard">few hours, and the tunnels are becoming narrower.</text:p>
      <text:p text:style-name="Standard"/>
      <text:p text:style-name="Standard">PL</text:p>
      <text:p text:style-name="Standard">Grzyby śmierdzą i bolą. Bolą w brzuch. Ja zjeść ich dużo i teraz wymiotować.</text:p>
      <text:p text:style-name="Standard">EN</text:p>
      <text:p text:style-name="Standard">Shrooms stink and hurt. Hurt in belly. I eaten too much and now vomit.</text:p>
      <text:p text:style-name="Standard"/>
      <text:p text:style-name="Standard">PL</text:p>
      <text:p text:style-name="Standard">Ta odmiana grzybów nie powinna cuchnąć... Zdaje się, że nawet tutaj, pod </text:p>
      <text:p text:style-name="Standard">ziemią, natura zaczyna odczuwać skutki tego, co dzieje się na powierzchni. </text:p>
      <text:p text:style-name="Standard">Patrzcie więc dobrze, orkowi wojownicy! To najlepszy dowód na to, jak silny </text:p>
      <text:p text:style-name="Standard">jest upiór, który panoszy się po tych ziemiach.</text:p>
      <text:p text:style-name="Standard">EN</text:p>
      <text:p text:style-name="Standard">This type of mushrooms shouldn't stink... It looks like even here, beneath </text:p>
      <text:p text:style-name="Standard">the ground, nature starts to feel the results of what is happening on the </text:p>
      <text:p text:style-name="Standard">surface. Thus take a good look, orcish warriors! This is the best evidence </text:p>
      <text:p text:style-name="Standard">of how strong is the ghost, who runs rampant on these lands.</text:p>
      <text:p text:style-name="Standard"/>
      <text:p text:style-name="Standard">PL</text:p>
      <text:p text:style-name="Standard">Uspokój się, Gewoldzie, albo uznam, że na starość zaczynasz robić się </text:p>
      <text:p text:style-name="Standard">zrzędliwy. Nie ma już dla nas drogi powrotnej- musimy iść naprzód.</text:p>
      <text:p text:style-name="Standard">EN</text:p>
      <text:p text:style-name="Standard">Calm down, Gewold, or I will deem that you are becoming crusty due to the </text:p>
      <text:p text:style-name="Standard">old age. There is no way back for us - we must move forward.</text:p>
      <text:p text:style-name="Standard"/>
      <text:p text:style-name="Standard">PL</text:p>
      <text:p text:style-name="Standard">Przyznam jednak, że i ja czuję niepokój, kuzynie. Nie chodzi tylko o same </text:p>
      <text:p text:style-name="Standard">tunele, ale też brak jakichkolwiek oznak krasnoludów. Sądziłem, że na drugą </text:p>
      <text:p text:style-name="Standard">stronę gór będziemy musieli przedrzeć się po trupach, mając przy tym </text:p>
      <text:p text:style-name="Standard">dokładnie wytoczoną ścieżkę. Jeśli się tutaj zgubimy, ani gwiazdy, ani </text:p>
      <text:p text:style-name="Standard">wiatr, ani wilki... Nic nie pokaże nam drogi.</text:p>
      <text:p text:style-name="Standard">EN</text:p>
      <text:p text:style-name="Standard">I must admit, however, that I feel unease as well, cousin. And it's not just </text:p>
      <text:p text:style-name="Standard">about the tunnels, but about the lack of any traces of dwarves. I believed </text:p>
      <text:p text:style-name="Standard">that we will force our way to the other side over their corpses, having a </text:p>
      <text:p text:style-name="Standard">precisely determined path. If we get lost here, then neither starts, nor </text:p>
      <text:p text:style-name="Standard">winds, nor wolves... Nothing will show us the way.</text:p>
      <text:p text:style-name="Standard"/>
      <text:p text:style-name="Standard">PL</text:p>
      <text:p text:style-name="Standard">Trolle lata i wieki żyły w takich miejscach. Ja i moi synowie wiemy, jak iść </text:p>
      <text:p text:style-name="Standard">w ciemność, by znaleźć drogę. Gdy się zgubicie, poprowadzimy.</text:p>
      <text:p text:style-name="Standard">EN</text:p>
      <text:p text:style-name="Standard">Trolls been living here for years and ages. I and my sons know, how to walk </text:p>
      <text:p text:style-name="Standard">in gloom, to find way. When you get lost, we will lead.</text:p>
      <text:p text:style-name="Standard"/>
      <text:p text:style-name="Standard">PL</text:p>
      <text:p text:style-name="Standard">Czyżby moje ślepe oczy widziały więcej, niż wasze? Widzące? Wiedzcie, że mój </text:p>
      <text:p text:style-name="Standard">lud nie obawia się ciemności tego miejsca. Znajdziemy drogę, choćbyśmy mieli </text:p>
      <text:p text:style-name="Standard">wezwać naszych przodków na pomoc! I przodków naszych przodków! I przodków </text:p>
      <text:p text:style-name="Standard"><text:soft-page-break/>przodków naszych przodków również!</text:p>
      <text:p text:style-name="Standard">EN</text:p>
      <text:p text:style-name="Standard">Can it be, that my blind eyes saw more, than yours? Seeing? You see, my kin </text:p>
      <text:p text:style-name="Standard">isn't afraid of the darkness of this place. We will find a way, even if we </text:p>
      <text:p text:style-name="Standard">will have to call our ancestors for assistance! And the ancestors of ours </text:p>
      <text:p text:style-name="Standard">ancestors! And the ancestors of our ancestors' ancestors as well!</text:p>
      <text:p text:style-name="Standard"/>
      <text:p text:style-name="Standard">PL</text:p>
      <text:p text:style-name="Standard">Widzicie więc? Nie mamy się czego obawiać. Odkąd Ci nieumarli pojawili się </text:p>
      <text:p text:style-name="Standard">na północy, czuję, jakby jakaś tajemnicza siła prowadziła nas za rękę. Choć </text:p>
      <text:p text:style-name="Standard">może jest to zabobon starych orczyc, wierzę w przeznaczenie. A naszym </text:p>
      <text:p text:style-name="Standard">przeznaczeniem nie jest śmierć w tym miejscu.</text:p>
      <text:p text:style-name="Standard">EN</text:p>
      <text:p text:style-name="Standard">You see, then? We have nothing to be afraid of. Since when these undead </text:p>
      <text:p text:style-name="Standard">appeared in the north, I feel like if an arcane force leadead us by the </text:p>
      <text:p text:style-name="Standard">hand. Although it might be old' orcsess' superstition, I believe in the </text:p>
      <text:p text:style-name="Standard">destiny. And death at this place isn't our destiny.</text:p>
      <text:p text:style-name="Standard"/>
      <text:p text:style-name="Standard">PL</text:p>
      <text:p text:style-name="Standard">Cisza! Uspokójcie zaraz te wargi! Słyszycie? To szumi rzeka.</text:p>
      <text:p text:style-name="Standard">EN</text:p>
      <text:p text:style-name="Standard">Silence! Calm down these wargs right now! Can you hear that? It's a sough of </text:p>
      <text:p text:style-name="Standard">a river.</text:p>
      <text:p text:style-name="Standard"/>
      <text:p text:style-name="Standard">PL</text:p>
      <text:p text:style-name="Standard">Dzięki przodkom! Uzupełnimy manierki i napijemy się do syta, jeśli okaże się </text:p>
      <text:p text:style-name="Standard">zdatna do picia. Możliwe też, że przy rzece znajdzie się jakaś krasnoludzka </text:p>
      <text:p text:style-name="Standard">osada, więc trzymajcie miecze w pogotowiu.</text:p>
      <text:p text:style-name="Standard">EN</text:p>
      <text:p text:style-name="Standard">Thank forefathers! We will replenish our canteens and drink to our's fill, </text:p>
      <text:p text:style-name="Standard">provided the waters is drinkable. It's also possible, that by the river will </text:p>
      <text:p text:style-name="Standard">be found a dwarven settlement, so have yours swords ready.</text:p>
      <text:p text:style-name="Standard"/>
      <text:p text:style-name="Standard">PL</text:p>
      <text:p text:style-name="Standard">Naprzód, moi wojownicy! Poruszajcie się sprawnie i cicho. Nie rozdzielajcie </text:p>
      <text:p text:style-name="Standard">się jednak: nie wiadomo, jakie niebezpieczeństwa czekają nas w tych tunelach.</text:p>
      <text:p text:style-name="Standard">EN</text:p>
      <text:p text:style-name="Standard">Onward, my warriors! Move defty and quietly! Don't split up, however - we </text:p>
      <text:p text:style-name="Standard">don't know, what dangers will await us in these tunnels.</text:p>
      <text:p text:style-name="Standard"/>
      <text:p text:style-name="Standard">PL</text:p>
      <text:p text:style-name="Standard">Zastanawia mnie, jakie prymitywy żyją w tych podziemiach... Ta kamienna </text:p>
      <text:p text:style-name="Standard">wioska wcale nie przypomina krasnoludzkiej...</text:p>
      <text:p text:style-name="Standard">EN</text:p>
      <text:p text:style-name="Standard">I wonder what primitives are living beneath the grounds... This stone </text:p>
      <text:p text:style-name="Standard">village doesn't look dwarven at all...</text:p>
      <text:p text:style-name="Standard"/>
      <text:p text:style-name="Standard">PL</text:p>
      <text:p text:style-name="Standard">To nie jest robota karłów! To robota silnych trolli! Nasza architektura być </text:p>
      <text:p text:style-name="Standard">gustowna i wyszukana, prawda?</text:p>
      <text:p text:style-name="Standard">EN</text:p>
      <text:p text:style-name="Standard">This not dwarf work! This strong trolls' work! Our architecture is stylish </text:p>
      <text:p text:style-name="Standard"><text:soft-page-break/>and sophisticated, is it not?</text:p>
      <text:p text:style-name="Standard"/>
      <text:p text:style-name="Standard">PL</text:p>
      <text:p text:style-name="Standard">Trudno zaprzeczyć. Wygląda uroczo.</text:p>
      <text:p text:style-name="Standard">EN</text:p>
      <text:p text:style-name="Standard">Hard to deny. It is charming.</text:p>
      <text:p text:style-name="Standard"/>
      <text:p text:style-name="Standard">PL</text:p>
      <text:p text:style-name="Standard">Aidala</text:p>
      <text:p text:style-name="Standard">EN</text:p>
      <text:p text:style-name="Standard">Aidala</text:p>
      <text:p text:style-name="Standard"/>
      <text:p text:style-name="Standard">PL</text:p>
      <text:p text:style-name="Standard">A cóż to, na przodków!? Chwyćcie za miecze!</text:p>
      <text:p text:style-name="Standard">EN</text:p>
      <text:p text:style-name="Standard">What's that, for the ancestors!? Grab yours swords!</text:p>
      <text:p text:style-name="Standard"/>
      <text:p text:style-name="Standard">PL</text:p>
      <text:p text:style-name="Standard">Trolle znają ten wygląd. Pod naszymi mostami, skąd bierzemy myto, tam często </text:p>
      <text:p text:style-name="Standard">one są. To nagi. Kobiety-węże.</text:p>
      <text:p text:style-name="Standard">EN</text:p>
      <text:p text:style-name="Standard">Trolls know the look. Under our bridges, where we take toll, there they </text:p>
      <text:p text:style-name="Standard">often are. They are nagas. Snake-women.</text:p>
      <text:p text:style-name="Standard"/>
      <text:p text:style-name="Standard">PL</text:p>
      <text:p text:style-name="Standard">Czyż nie mylą mnie zmysły? Jakże to możliwe, że dumna niegdyś rasa nag </text:p>
      <text:p text:style-name="Standard">osiadła pod ziemię? Pamiętam czasy, gdy nasze ludy tworzyły jedność, </text:p>
      <text:p text:style-name="Standard">władając bagnami i rzekami na całym kontynencie.</text:p>
      <text:p text:style-name="Standard">EN</text:p>
      <text:p text:style-name="Standard">Are the senses failing me? How is it possible, that once a proud race of </text:p>
      <text:p text:style-name="Standard">nagas settled under the ground? I remember times, when our kins made one, </text:p>
      <text:p text:style-name="Standard">ruling the swamps and rivers on the whole continent.</text:p>
      <text:p text:style-name="Standard"/>
      <text:p text:style-name="Standard">PL</text:p>
      <text:p text:style-name="Standard">Bądźcie pozdrowieni, synowie zachodu... A może powinnam rzec: synowie </text:p>
      <text:p text:style-name="Standard">północy? Imię Tej Osoby jest Aidala. To są zaś moje córy. Jestem ich matroną.</text:p>
      <text:p text:style-name="Standard">EN</text:p>
      <text:p text:style-name="Standard">Greetings, sons of the west... Or should I say: sons of the north? This </text:p>
      <text:p text:style-name="Standard">Person's name is Aidala. And these are my daughters. I'm their matriarch.</text:p>
      <text:p text:style-name="Standard"/>
      <text:p text:style-name="Standard">PL</text:p>
      <text:p text:style-name="Standard">Tfu... Od lat nikt z nas nie zobaczył żadnej z nag! Odłączyłyście się od </text:p>
      <text:p text:style-name="Standard">Hordy! Niektóre z was dołączyły nawet do Sojuszu Północy, mieszając się z </text:p>
      <text:p text:style-name="Standard">trytonami! Nie próbuj zaprzeczać, wężu!</text:p>
      <text:p text:style-name="Standard">EN</text:p>
      <text:p text:style-name="Standard">Yuk... For years, nobody has seen any naga! You split off from the Horde! </text:p>
      <text:p text:style-name="Standard">Some of you even tried to join the Northen Alliance, mating with tritons! </text:p>
      <text:p text:style-name="Standard">Don't try to contradict, snake!</text:p>
      <text:p text:style-name="Standard"/>
      <text:p text:style-name="Standard">PL</text:p>
      <text:p text:style-name="Standard">Gewold, do diabła! Przypominam Ci, że to ja jestem teraz Wielkim Suwerenem! </text:p>
      <text:p text:style-name="Standard">Milcz, gdy przychodzi do rozmowy z kimś, kto stanął na naszej drodze!</text:p>
      <text:p text:style-name="Standard"><text:soft-page-break/>EN</text:p>
      <text:p text:style-name="Standard">Gewold, go to hell! I reminder You, that it's me who is the Great Sovereign </text:p>
      <text:p text:style-name="Standard">now! Be silent, when it comes to talking with someone, who got on our way!</text:p>
      <text:p text:style-name="Standard"/>
      <text:p text:style-name="Standard">PL</text:p>
      <text:p text:style-name="Standard">Spostrzeżenie Twojego kompana było trafne, synu północy. Większość mojej </text:p>
      <text:p text:style-name="Standard">rasy odwróciła się od tradycji i wierzeń starszyzny. Ta Osoba jednak nigdy </text:p>
      <text:p text:style-name="Standard">nie wyzbyła się swej dumy, nigdy nie zagasiła żalu i nienawiści, która </text:p>
      <text:p text:style-name="Standard">obfituje w jej sercu... A jednak... Ta Osoba nie mogła walczyć.</text:p>
      <text:p text:style-name="Standard">EN</text:p>
      <text:p text:style-name="Standard">Your companion's remark was spot-on, son of the north. The majority of my </text:p>
      <text:p text:style-name="Standard">race would turn their backs on our tradition and the elders' beliefs. This </text:p>
      <text:p text:style-name="Standard">Person, however, never got rid of her pride, never quenched the sorrow and </text:p>
      <text:p text:style-name="Standard">hatred, that abound in her heart... And yet... This Person couldn't fight.</text:p>
      <text:p text:style-name="Standard"/>
      <text:p text:style-name="Standard">PL</text:p>
      <text:p text:style-name="Standard">Opowiedz mi, co się stało, pani.</text:p>
      <text:p text:style-name="Standard">EN</text:p>
      <text:p text:style-name="Standard">Tell me, what has happened, lady.</text:p>
      <text:p text:style-name="Standard"/>
      <text:p text:style-name="Standard">PL</text:p>
      <text:p text:style-name="Standard">Niecały wiek temu starszyzna mego ludu zwołała Wielki Wiec, na którym </text:p>
      <text:p text:style-name="Standard">mieliśmy radzić, jak uchronić rasę Tej Osoby od klęski... Jednak na Wiecu </text:p>
      <text:p text:style-name="Standard">dopadły nas sidła zdrady. Młode, żyjące w najpłytszych wodach nagi </text:p>
      <text:p text:style-name="Standard">postanowiły zjednoczyć się z Sojuszem Północy i wyrżnąć zdecydowaną </text:p>
      <text:p text:style-name="Standard">większość rasy Tej Osoby. Ta Osoba walczyła zaciekle, zabijając wiele swoich </text:p>
      <text:p text:style-name="Standard">córek i sióstr, jednak nie udało się uratować starszyzny.</text:p>
      <text:p text:style-name="Standard">EN</text:p>
      <text:p text:style-name="Standard">Less than one century ago, elders of my kin called a great meeting, on which </text:p>
      <text:p text:style-name="Standard">we were supposed to debate, how to save This Person's race from defeat... </text:p>
      <text:p text:style-name="Standard">But on the meeting we faced a betrayal. Young nagas, living in the most </text:p>
      <text:p text:style-name="Standard">shallow waters, decided to join forces with the Nortern Alliance and </text:p>
      <text:p text:style-name="Standard">murdered the vast majority of This Person's race. This person fought </text:p>
      <text:p text:style-name="Standard">fiercely, killing many of her daughters and sisters, but she couldn't save </text:p>
      <text:p text:style-name="Standard">the elders.</text:p>
      <text:p text:style-name="Standard"/>
      <text:p text:style-name="Standard">PL</text:p>
      <text:p text:style-name="Standard">Zostałyśmy odcięte z moimi najbardziej zaufanymi córami... Droga do morza </text:p>
      <text:p text:style-name="Standard">była zamknięta. Na lądzie zaś czekali na nas kusznicy. Ta Osoba mogła zginąć </text:p>
      <text:p text:style-name="Standard">wielką, słuszną śmiercią. To jednak sprawiłoby, że nie byłoby już nienawiści </text:p>
      <text:p text:style-name="Standard">wśród nag i Sojuszu Północy. Krasnoludowie, elfowie, a nawet Wielkie </text:p>
      <text:p text:style-name="Standard">Królestwo Wesnoth... Wszyscy zaczęliby utożsamiać rasę Tej Osoby z czymś </text:p>
      <text:p text:style-name="Standard">dobrym. Z czymś, co wyzbyło się mroku i dołączyło do nich, by łowić perły, </text:p>
      <text:p text:style-name="Standard">pomagać żeglarzom i płynąć z delfinami.</text:p>
      <text:p text:style-name="Standard">EN</text:p>
      <text:p text:style-name="Standard">I got sealed off with my most trusted daughters... The road to the sea was </text:p>
      <text:p text:style-name="Standard">closed. And on land, crossbowmen were waiting for us. This Person could die </text:p>
      <text:p text:style-name="Standard">a great, rightful death... However, it would cause that there wouldn't be </text:p>
      <text:p text:style-name="Standard">any hatred between nagas and Northern Alliance anymore. Dwarves, elves and </text:p>
      <text:p text:style-name="Standard">even The Great Kingdom of Wesnoth... Everyone would start equating This </text:p>
      <text:p text:style-name="Standard">Person's race with something good. With something, that got rid of its </text:p>
      <text:p text:style-name="Standard">darkness and joined them, to hunt pearls, help sailors and swim with </text:p>
      <text:p text:style-name="Standard"><text:soft-page-break/>dolphins.</text:p>
      <text:p text:style-name="Standard"/>
      <text:p text:style-name="Standard">PL</text:p>
      <text:p text:style-name="Standard">Ta Osoba nie mogła tego znieść! Ta Osoba musiała żyć, by nienawidzić. By dać </text:p>
      <text:p text:style-name="Standard">świadectwo mroku i zepsucia, Świadectwo Węża. Ta Osoba zebrała wszystkie </text:p>
      <text:p text:style-name="Standard">swoje córy i ruszyła w jedynym kierunku, gdzie mogła przetrwać: do jaskiń. </text:p>
      <text:p text:style-name="Standard">Tutaj więc, w mroku i ciemnościach, zaczęłyśmy składać skrzek, rosnąć w siłę </text:p>
      <text:p text:style-name="Standard">i czekając chwili, w której mogłybyśmy zadać śmiertelny cios naszym wrogom. </text:p>
      <text:p text:style-name="Standard">Ta Osoba sądzi, że ta chwila nadeszła.</text:p>
      <text:p text:style-name="Standard">EN</text:p>
      <text:p text:style-name="Standard">This Person couldn't stand that! This Person had to live, to hate. To give </text:p>
      <text:p text:style-name="Standard">testimony of the darkness and decay, Testimony of the Snake. This Person had </text:p>
      <text:p text:style-name="Standard">gathered its daughters and set off in the only dirrection where it could </text:p>
      <text:p text:style-name="Standard">survive - to the caves. So here, in the darkness and gloom we've started to </text:p>
      <text:p text:style-name="Standard">lay spawn, to grew stronger and wait for the moment when we could inflict </text:p>
      <text:p text:style-name="Standard">deadly blow to our enemies. This Person presumes this moment have approached </text:p>
      <text:p text:style-name="Standard">now.</text:p>
      <text:p text:style-name="Standard"/>
      <text:p text:style-name="Standard">PL</text:p>
      <text:p text:style-name="Standard">Twoja opowieść jest pełna pasji i mroku, pani... Wróg, który nas ściga, jest </text:p>
      <text:p text:style-name="Standard">jednak jeszcze mroczniejszy. Z radością powitam Ciebie i Twoje córki w </text:p>
      <text:p text:style-name="Standard">szeregach mojej armii.</text:p>
      <text:p text:style-name="Standard">EN</text:p>
      <text:p text:style-name="Standard">Your story is full of passion and darkness, my lady... The enemy that is </text:p>
      <text:p text:style-name="Standard">pursuing us is even darker yet. I will welcome You and Your daughters in my </text:p>
      <text:p text:style-name="Standard">ranks with joy.</text:p>
      <text:p text:style-name="Standard"/>
      <text:p text:style-name="Standard">PL</text:p>
      <text:p text:style-name="Standard">Przemyśl to jeszcze... Nie każdy, kto nie chce nas zaatakować, jest naszym </text:p>
      <text:p text:style-name="Standard">przyjacielem. Mogą kłamać. Mogą też wydać nasz przy pierwszej możliwej </text:p>
      <text:p text:style-name="Standard">okazji, dołączając do tych nag, które są już po stronie Sojuszu Północy.</text:p>
      <text:p text:style-name="Standard">EN</text:p>
      <text:p text:style-name="Standard">You should reconsider this... Not wanting to attack us does not make them </text:p>
      <text:p text:style-name="Standard">our friends. They may betray us in the first suitable opportunity, joining </text:p>
      <text:p text:style-name="Standard">that nagas, wchich are on the Northern Alliance side already.</text:p>
      <text:p text:style-name="Standard"/>
      <text:p text:style-name="Standard">PL</text:p>
      <text:p text:style-name="Standard">Sss... Zamilcz, orku... Zamilcz, albo sprawię, że zamilkniesz na wieki... </text:p>
      <text:p text:style-name="Standard">Jeśli trzeba, Ta Osoba złoży śluby. Ta Osoba przyrzeka na gwiazdy i węże, na </text:p>
      <text:p text:style-name="Standard">truciznę i miecze, na czarną i czerwoną krew, że służyć będzie waszemu </text:p>
      <text:p text:style-name="Standard">Wielkiemu Suwerenowi i odda się mu cała!</text:p>
      <text:p text:style-name="Standard">EN</text:p>
      <text:p text:style-name="Standard">Sss... Quiet, ork... Be quiet or I will make you silent for ages... If it is </text:p>
      <text:p text:style-name="Standard">needed this Person will make an oath. This Person swears on the stars and </text:p>
      <text:p text:style-name="Standard">snakes, on the poison and swords, on the blood of black and red that it will </text:p>
      <text:p text:style-name="Standard">serve your Great Sovereign and will give the whole of itself to him.</text:p>
      <text:p text:style-name="Standard"/>
      <text:p text:style-name="Standard">PL</text:p>
      <text:p text:style-name="Standard">Nawet w obliczu ostatnich wydarzeń muszę przyznać, kuzynie, że brzmi to </text:p>
      <text:p text:style-name="Standard">całkiem nieźle.</text:p>
      <text:p text:style-name="Standard">EN</text:p>
      <text:p text:style-name="Standard">Even in the face of the last events I must admit, my cousin, that it sounds </text:p>
      <text:p text:style-name="Standard"><text:soft-page-break/>pretty nice.</text:p>
      <text:p text:style-name="Standard"/>
      <text:p text:style-name="Standard">PL</text:p>
      <text:p text:style-name="Standard">Cieszę się, że znów dopisał Ci humor, Kochan. Co zaś do nag... Niech więc </text:p>
      <text:p text:style-name="Standard">tak będzie. Od dzisiaj i wy jesteście moim ludem. Razem musimy wydostać się </text:p>
      <text:p text:style-name="Standard">z tych tuneli.</text:p>
      <text:p text:style-name="Standard">EN</text:p>
      <text:p text:style-name="Standard">I am glad that your humour is back, Kochan. As for the nagas... So be it. </text:p>
      <text:p text:style-name="Standard">From now on you are my people as well. Together we must work our way out of </text:p>
      <text:p text:style-name="Standard">this tunnels.</text:p>
      <text:p text:style-name="Standard"/>
      <text:p text:style-name="Standard">PL</text:p>
      <text:p text:style-name="Standard">Moje serce raduje się na wieść, że walczyć będziemy ramię w ramię z wodnymi </text:p>
      <text:p text:style-name="Standard">wężami. Ten kontynent nie wydał na świat istot równie zaciętych, </text:p>
      <text:p text:style-name="Standard">przepełnionych pasją i nienawiścią, które nie pozwoliły im odejść w ramiona </text:p>
      <text:p text:style-name="Standard">śmierci. </text:p>
      <text:p text:style-name="Standard">EN</text:p>
      <text:p text:style-name="Standard">My hearth is full of joy knowing, that we will be fighting together with the </text:p>
      <text:p text:style-name="Standard">water snakes. There are no creatures that are more stubborn, full of passion </text:p>
      <text:p text:style-name="Standard">and hate born by this continent. Those features caused them not to leave </text:p>
      <text:p text:style-name="Standard">this world into the cold hands of the death.</text:p>
      <text:p text:style-name="Standard"/>
      <text:p text:style-name="Standard">PL</text:p>
      <text:p text:style-name="Standard">Trolle lubią węże. Niech jest między nami przyjaźń.</text:p>
      <text:p text:style-name="Standard">EN</text:p>
      <text:p text:style-name="Standard">Trolls likes snakes. Let there is friendship between us.</text:p>
      <text:p text:style-name="Standard"/>
      <text:p text:style-name="Standard">PL</text:p>
      <text:p text:style-name="Standard">Wodzu mój... Pozwól mi udzielić Ci rady... Podziemne karły również odczuły </text:p>
      <text:p text:style-name="Standard">wpływ Złego Ducha, który pustoszy tę krainę. Są słabi... Możemy razem stawić </text:p>
      <text:p text:style-name="Standard">im czoło, pokonując ich. Jest jednak inne rozwiązani. Ich strażnicy są </text:p>
      <text:p text:style-name="Standard">nieliczni, a na większości korytarzy brakuje im wartowników. Możemy </text:p>
      <text:p text:style-name="Standard">niepostrzeżenie dotrzeć na wschód, jeśli będziemy iść ostrożnie.</text:p>
      <text:p text:style-name="Standard">EN</text:p>
      <text:p text:style-name="Standard">My Chieftain... Let me give you an advice... Underground midgets were also </text:p>
      <text:p text:style-name="Standard">influenced by the Evil Spirit that devastates this lands. They are weak... </text:p>
      <text:p text:style-name="Standard">Together we can face them and defeat them. But there is another way. Their </text:p>
      <text:p text:style-name="Standard">guards are few, there are none on most of the corridors. We can reach east </text:p>
      <text:p text:style-name="Standard">without being noticed if we will move carefully.</text:p>
      <text:p text:style-name="Standard"/>
      <text:p text:style-name="Standard">PL</text:p>
      <text:p text:style-name="Standard">To dobra rada. Osobiście wolałbym nie brać udziału w walkach: warunki </text:p>
      <text:p text:style-name="Standard">terenowe zdecydowanie im sprzyjają.</text:p>
      <text:p text:style-name="Standard">EN</text:p>
      <text:p text:style-name="Standard">That's a good advice. Personally I would rather not participate in the fight </text:p>
      <text:p text:style-name="Standard">- terrain is not suitable for that.</text:p>
      <text:p text:style-name="Standard"/>
      <text:p text:style-name="Standard">PL</text:p>
      <text:p text:style-name="Standard">Gadanie, Kochan! Potrzebujemy złota i zapasów, a w ich fortyfikacjach na </text:p>
      <text:p text:style-name="Standard">pewno znajdziemy tego wystarczająco! Nie zabijemy ich teraz, a oni wkrótce </text:p>
      <text:p text:style-name="Standard">wyjdą z jaskiń i zaatakują nas w najmniej odpowiednim dla nas momencie. Żeby </text:p>
      <text:p text:style-name="Standard">nie było wojny, musimy zaatakować ich pierwsi!</text:p>
      <text:p text:style-name="Standard"><text:soft-page-break/>EN</text:p>
      <text:p text:style-name="Standard">Quit babbling, Kochan! We require gold and supplies and there should be </text:p>
      <text:p text:style-name="Standard">plenty in their fortifications! If we will not kill them now, they will </text:p>
      <text:p text:style-name="Standard">emerge from the caves and attack us in the least expected moment. To avoid </text:p>
      <text:p text:style-name="Standard">open war we must attack first!</text:p>
      <text:p text:style-name="Standard"/>
      <text:p text:style-name="Standard">PL</text:p>
      <text:p text:style-name="Standard">Wodzu mój, to nie wszystko. Ta Osoba wie coś więcej... Na północy, w </text:p>
      <text:p text:style-name="Standard">opuszczonych przez karły tunelach... Czuć stamtąd magiczne wibracje... Ja i </text:p>
      <text:p text:style-name="Standard">moje córy sądzimy, że może tam być ukryte coś, co mogłoby się okazać pomocne </text:p>
      <text:p text:style-name="Standard">w przyszłości. A może nawet mieć decydujące znaczenie w ostatecznym </text:p>
      <text:p text:style-name="Standard">rozrachunku.</text:p>
      <text:p text:style-name="Standard">EN</text:p>
      <text:p text:style-name="Standard">My chieftain, this is not everything. This Person knows more... In the </text:p>
      <text:p text:style-name="Standard">north, in the tunnels abbandoned by the midgets... I can feel magic </text:p>
      <text:p text:style-name="Standard">vibrations from there... Me and my daughters think, that there can be hidden </text:p>
      <text:p text:style-name="Standard">something that could prove useful in the future. It can even have the </text:p>
      <text:p text:style-name="Standard">deciding touch in the final encounter.</text:p>
      <text:p text:style-name="Standard"/>
      <text:p text:style-name="Standard">PL</text:p>
      <text:p text:style-name="Standard">Skarb! Trolle chcą ten skarb! My nie zapomnieć, że trollom wtedy było </text:p>
      <text:p text:style-name="Standard">dobrze, gdy mieć skarb!</text:p>
      <text:p text:style-name="Standard">EN</text:p>
      <text:p text:style-name="Standard">Treasure! Trolls want that treasure! We not forgot, that trolls were good, </text:p>
      <text:p text:style-name="Standard">when trolls had treasure!</text:p>
      <text:p text:style-name="Standard"/>
      <text:p text:style-name="Standard">PL</text:p>
      <text:p text:style-name="Standard">Również czuję coś magicznego... Jest tam tajemna, potężna siła... Ale inna </text:p>
      <text:p text:style-name="Standard">niż krasnoludzka. Wydaje mi się, że może mieć to coś wspólnego ze złem, </text:p>
      <text:p text:style-name="Standard">które ogarnia północ. Powinniśmy mieć tę rzecz.</text:p>
      <text:p text:style-name="Standard">EN</text:p>
      <text:p text:style-name="Standard">I also feel something magical... There is some arcane, powerful power... But </text:p>
      <text:p text:style-name="Standard">different, not dwarvish. I think it may have something in common with the </text:p>
      <text:p text:style-name="Standard">evil, that embraces the north. We should aquire this thing.</text:p>
      <text:p text:style-name="Standard"/>
      <text:p text:style-name="Standard">PL</text:p>
      <text:p text:style-name="Standard">Dziękuję wam wszystkim za rady. Aidalo... Cokolwiek postąpię, chcę mieć Cię </text:p>
      <text:p text:style-name="Standard">u swego boku. Bardzo cieszę się z tego spotkania. A teraz: w drogę!</text:p>
      <text:p text:style-name="Standard">EN</text:p>
      <text:p text:style-name="Standard">Thank you all for your advices. Aidala... Whatever I decide, I want you to </text:p>
      <text:p text:style-name="Standard">be at my side. I am really glad that we've met. And now - onward!</text:p>
      <text:p text:style-name="Standard"/>
      <text:p text:style-name="Standard">PL</text:p>
      <text:p text:style-name="Standard">Dotrzyj Marbusem do północnego krańca mapy</text:p>
      <text:p text:style-name="Standard">EN</text:p>
      <text:p text:style-name="Standard">Move Marbus to the northern edge of the map</text:p>
      <text:p text:style-name="Standard"/>
      <text:p text:style-name="Standard">PL</text:p>
      <text:p text:style-name="Standard">Giń, krasnoludzka poczwaro! To za wszystkich naszych wojowników, którzy </text:p>
      <text:p text:style-name="Standard">umarli z waszych rąk!</text:p>
      <text:p text:style-name="Standard">EN</text:p>
      <text:p text:style-name="Standard">Die, you dwarven monster! This is for all our warriors slain by your brethen!</text:p>
      <text:p text:style-name="Standard"><text:soft-page-break/></text:p>
      <text:p text:style-name="Standard">PL</text:p>
      <text:p text:style-name="Standard">Ograbcie ich twierdzę, żołnierze! Jestem pewny, że mają tam mnóstwo złota i </text:p>
      <text:p text:style-name="Standard">zapasów!</text:p>
      <text:p text:style-name="Standard">EN</text:p>
      <text:p text:style-name="Standard">Loot their strongholds, soldiers! I am sure they have tons of gold and </text:p>
      <text:p text:style-name="Standard">supplies in there!</text:p>
      <text:p text:style-name="Standard"/>
      <text:p text:style-name="Standard">PL</text:p>
      <text:p text:style-name="Standard">Padł! Krasnoludy pierzchają do swoich nor! Odnieśliśmy tu cudowne zwycięstwo!</text:p>
      <text:p text:style-name="Standard">EN</text:p>
      <text:p text:style-name="Standard">He's fallen! Dwarves run to their holes! We've aquired this glorious victory!</text:p>
      <text:p text:style-name="Standard"/>
      <text:p text:style-name="Standard">PL</text:p>
      <text:p text:style-name="Standard">Mój miecz krzyczy z ekscytacji! Dobić pozostałych! Nie pozwólcie nikomu </text:p>
      <text:p text:style-name="Standard">przeżyć!</text:p>
      <text:p text:style-name="Standard">EN</text:p>
      <text:p text:style-name="Standard">My sword shouts of excitation! Slain the rest! Kill everyone, take no </text:p>
      <text:p text:style-name="Standard">prisoners!</text:p>
      <text:p text:style-name="Standard"/>
      <text:p text:style-name="Standard">PL</text:p>
      <text:p text:style-name="Standard">Ta Osoba cieszy się, że kolejna zemsta została dopełniona... Za złoto z ich </text:p>
      <text:p text:style-name="Standard">skarbców urośniemy w siłę...</text:p>
      <text:p text:style-name="Standard">EN</text:p>
      <text:p text:style-name="Standard">This Person is glad, that the revenge is complete... With the gold from </text:p>
      <text:p text:style-name="Standard">their treasuries we will grow stronger...</text:p>
      <text:p text:style-name="Standard"/>
      <text:p text:style-name="Standard">PL</text:p>
      <text:p text:style-name="Standard">Szybko, moja Hordo, do tych tuneli!</text:p>
      <text:p text:style-name="Standard">EN</text:p>
      <text:p text:style-name="Standard">Quickly, my Horde, to these tunnels!</text:p>
      <text:p text:style-name="Standard"/>
      <text:p text:style-name="Standard">PL</text:p>
      <text:p text:style-name="Standard">Co!? Mamy uciekać teraz, gdy już rozgorzała walka!?</text:p>
      <text:p text:style-name="Standard">EN</text:p>
      <text:p text:style-name="Standard">What!? We are fleeing now, after the battle has started!?</text:p>
      <text:p text:style-name="Standard"/>
      <text:p text:style-name="Standard">PL</text:p>
      <text:p text:style-name="Standard">Ta Osoba wreszcie mogła zanurzyć swoje ostrze w ciałach tych, których </text:p>
      <text:p text:style-name="Standard">nienawidzi! Czemuż więc mamy przerywać tę słodką dla Tej Osoby chwilę?</text:p>
      <text:p text:style-name="Standard">EN</text:p>
      <text:p text:style-name="Standard">This Person could dip her blade in the bodies of these, whom she hates! Why </text:p>
      <text:p text:style-name="Standard">do we have to interrupt such a sweet for This Person moment?</text:p>
      <text:p text:style-name="Standard"/>
      <text:p text:style-name="Standard">PL</text:p>
      <text:p text:style-name="Standard">Nie kłóćcie się ze mną! Ruszamy, wgłąb jaskiń! Pamiętajcie, że naszym celem </text:p>
      <text:p text:style-name="Standard">nie jest walka z krasnoludami, a przedostanie się na drugą stronę gór!</text:p>
      <text:p text:style-name="Standard">EN</text:p>
      <text:p text:style-name="Standard">Stop arguing with me! Move on, deeper into the cavern! Remember, that our </text:p>
      <text:p text:style-name="Standard">goal isn't a fight with dwarves, but getting into the other side of the </text:p>
      <text:p text:style-name="Standard">mountains!</text:p>
      <text:p text:style-name="Standard"/>
      <text:p text:style-name="Standard"><text:soft-page-break/>PL</text:p>
      <text:p text:style-name="Standard">Nasi wrogowie już nie żyją. Odnieśliśmy tutaj piękne zwycięstwo. Martwi mnie </text:p>
      <text:p text:style-name="Standard">tylko fakt, że niedługo wszystkie okoliczne klany krasnoludów dowiedzą się o </text:p>
      <text:p text:style-name="Standard">tej masakrze. Zechcą zemsty.</text:p>
      <text:p text:style-name="Standard">EN</text:p>
      <text:p text:style-name="Standard">Our opponents are dead. We achieved a great victory over here. But I'm </text:p>
      <text:p text:style-name="Standard">worried that soon, all nearby dwarven clans will find out about this </text:p>
      <text:p text:style-name="Standard">massacre. They will seek revenge.</text:p>
      <text:p text:style-name="Standard"/>
      <text:p text:style-name="Standard">PL</text:p>
      <text:p text:style-name="Standard">To rzeczywiście może być wielkim problemem. Niemniej, nie jesteśmy w stanie </text:p>
      <text:p text:style-name="Standard">już temu zaradzić. Pozostaje nam jedynie zdać się na los i podążać dalej </text:p>
      <text:p text:style-name="Standard">naszą ścieżką, tak jak do tej pory.</text:p>
      <text:p text:style-name="Standard">EN</text:p>
      <text:p text:style-name="Standard">This indeed might become a big problem. Still, we aren't able to prevent it </text:p>
      <text:p text:style-name="Standard">anymore. All what's left for us is to count of the destiny and follow the </text:p>
      <text:p text:style-name="Standard">path, like we did so far.</text:p>
      <text:p text:style-name="Standard"/>
      <text:p text:style-name="Standard">PL</text:p>
      <text:p text:style-name="Standard">O czym wy mówicie!? Cieszę się, że rozgromiliśmy naszych przeciwników! </text:p>
      <text:p text:style-name="Standard">Powinniśmy otworzyć beczułki z piwem i świętować!</text:p>
      <text:p text:style-name="Standard">EN</text:p>
      <text:p text:style-name="Standard">What are you talking about!? I rejoice, that we vanquished our opponents! We </text:p>
      <text:p text:style-name="Standard">should open barrels of beer and feast!</text:p>
      <text:p text:style-name="Standard"/>
      <text:p text:style-name="Standard">PL</text:p>
      <text:p text:style-name="Standard">Ta Osoba sądzi, że nierozważnie byłoby zostawać tu dłużej. Powinniśmy raczej </text:p>
      <text:p text:style-name="Standard">ruszać jak najszybciej, by wydostać się z tych jaskiń.</text:p>
      <text:p text:style-name="Standard">EN</text:p>
      <text:p text:style-name="Standard">This Person thinks, that staying here would be irresonable. We should rather </text:p>
      <text:p text:style-name="Standard">move as soon as possible, to leave these caves.</text:p>
      <text:p text:style-name="Standard"/>
      <text:p text:style-name="Standard">PL</text:p>
      <text:p text:style-name="Standard">Zgadzam się z Twoimi słowami, Aidalo. Szykować się do wymarszu! Opuszczamy </text:p>
      <text:p text:style-name="Standard">to miejsce!</text:p>
      <text:p text:style-name="Standard">EN</text:p>
      <text:p text:style-name="Standard">I agree with Your words, Aidala. Get ready to march off! We are leaving this </text:p>
      <text:p text:style-name="Standard">place!</text:p>
      <text:p text:style-name="Standard"/>
      <text:p text:style-name="Standard">PL</text:p>
      <text:p text:style-name="Standard">Udało się. Żaden z krasnoludów nie zauważył naszego przejścia. Dobra robota, </text:p>
      <text:p text:style-name="Standard">towarzysze! Dalej, wgłąb jaskiń!</text:p>
      <text:p text:style-name="Standard">EN</text:p>
      <text:p text:style-name="Standard">We made it. None of the dwarves noticed out pass. Well done, companions! </text:p>
      <text:p text:style-name="Standard">Onward, into these caves!</text:p>
      <text:p text:style-name="Standard"/>
      <text:p text:style-name="Standard">PL</text:p>
      <text:p text:style-name="Standard">Cieszę się, że udało nam się uniknąć niepotrzebnej walki. Musimy oszczędzać </text:p>
      <text:p text:style-name="Standard">siły na ważniejsze starcia.</text:p>
      <text:p text:style-name="Standard">EN</text:p>
      <text:p text:style-name="Standard">I'm glad that we managed to avoid unneccessary fight. We must save our </text:p>
      <text:p text:style-name="Standard">forces for more important battles.</text:p>
      <text:p text:style-name="Standard"><text:soft-page-break/></text:p>
      <text:p text:style-name="Standard">PL</text:p>
      <text:p text:style-name="Standard">Sss... Ta Osoba wolałaby ukrócić o głowę wszystkie karły, niż pozwolić im </text:p>
      <text:p text:style-name="Standard">żyć. Nienawiść do nich płonie w naszej krwi. Zrobimy jednak to, co konieczne.</text:p>
      <text:p text:style-name="Standard">EN</text:p>
      <text:p text:style-name="Standard">Sss... This Person would prefer to behead all of these dwarves, rather than </text:p>
      <text:p text:style-name="Standard">let them live. Hatred to them is burning in our blood. But we will do what </text:p>
      <text:p text:style-name="Standard">is neccesary.</text:p>
      <text:p text:style-name="Standard"/>
      <text:p text:style-name="Standard">PL</text:p>
      <text:p text:style-name="Standard">Na tysiąc beczek piwa i tonę wieprzowiny! To orkowie! Zadąć w rogi! Orkowie </text:p>
      <text:p text:style-name="Standard">atakują nasze ziemię!</text:p>
      <text:p text:style-name="Standard">EN</text:p>
      <text:p text:style-name="Standard">For one thousand barrels of bear and a ton of pork! These are orcs! Blow </text:p>
      <text:p text:style-name="Standard">into the horns! Orcs are attacking our lands!</text:p>
      <text:p text:style-name="Standard"/>
      <text:p text:style-name="Standard">PL</text:p>
      <text:p text:style-name="Standard">W rogi?! Natychmiast niech ktoś zacznie bić w bębny! Do ataku!</text:p>
      <text:p text:style-name="Standard">EN</text:p>
      <text:p text:style-name="Standard">Into the horns?! Somebody immediately start beating in drums! To the attack!</text:p>
      <text:p text:style-name="Standard"/>
      <text:p text:style-name="Standard">PL</text:p>
      <text:p text:style-name="Standard">Milcz, Gewoldzie! A teraz, moja Hordo, zacząć bić w bębny! Wyrżnąć ich!</text:p>
      <text:p text:style-name="Standard">EN</text:p>
      <text:p text:style-name="Standard">Silence, Gewold! And now, my Horde, start beating in drums! Slaughter them!</text:p>
      <text:p text:style-name="Standard"/>
      <text:p text:style-name="Standard">PL</text:p>
      <text:p text:style-name="Standard">Ta Osoba widzi, że rasa orków nie zmieniła się przez ten czas, w którym </text:p>
      <text:p text:style-name="Standard">widziała ją ostatnim razem.</text:p>
      <text:p text:style-name="Standard">EN</text:p>
      <text:p text:style-name="Standard">This Person sees, that orcish race hasn't changed since the last time she </text:p>
      <text:p text:style-name="Standard">saw them.</text:p>
      <text:p text:style-name="Standard"/>
      <text:p text:style-name="Standard">PL</text:p>
      <text:p text:style-name="Standard">Czuję jakąś dziwną energię w tym miejscu... Nie lękajcie się, jednak </text:p>
      <text:p text:style-name="Standard">stąpajcie ostrożnie! Kto wie, co czai się w ciemnościach?</text:p>
      <text:p text:style-name="Standard">EN</text:p>
      <text:p text:style-name="Standard">I feel some weird energy in this place... Do not be affraid but make your </text:p>
      <text:p text:style-name="Standard">steps carefully! Who knows what lurks in the darkness.</text:p>
      <text:p text:style-name="Standard"/>
      <text:p text:style-name="Standard">PL</text:p>
      <text:p text:style-name="Standard">Odejdźcie... Póki macie jeszcze taką możliwość...</text:p>
      <text:p text:style-name="Standard">EN</text:p>
      <text:p text:style-name="Standard">Be gone... Now, that you still have the chance...</text:p>
      <text:p text:style-name="Standard"/>
      <text:p text:style-name="Standard">PL</text:p>
      <text:p text:style-name="Standard">Ta Osoba czuje dreszcz. Tak więc demon, który zamieszkał te pieczary, wciąż </text:p>
      <text:p text:style-name="Standard">potrafi mówić!</text:p>
      <text:p text:style-name="Standard">EN</text:p>
      <text:p text:style-name="Standard">This person feels shivers. So the demon that lives in these caves can still </text:p>
      <text:p text:style-name="Standard">speak!</text:p>
      <text:p text:style-name="Standard"/>
      <text:p text:style-name="Standard"><text:soft-page-break/>PL</text:p>
      <text:p text:style-name="Standard">Czemuż mnie nie słuchacie? Odejdźcie...</text:p>
      <text:p text:style-name="Standard">EN</text:p>
      <text:p text:style-name="Standard">Why are you not listening to me? Be gone...</text:p>
      <text:p text:style-name="Standard"/>
      <text:p text:style-name="Standard">PL</text:p>
      <text:p text:style-name="Standard">Tam... Właśnie tam Ta Osoba wyczuwa dziwną, starą magię.</text:p>
      <text:p text:style-name="Standard">EN</text:p>
      <text:p text:style-name="Standard">There... This is the place from where this Person feels the strange, old </text:p>
      <text:p text:style-name="Standard">magic.</text:p>
      <text:p text:style-name="Standard"/>
      <text:p text:style-name="Standard">PL</text:p>
      <text:p text:style-name="Standard">Na orkowe miecze i sto tysięcy goblińskich bękartów! Nieumarli!</text:p>
      <text:p text:style-name="Standard">EN</text:p>
      <text:p text:style-name="Standard">For the love of the orcish blades and the hatred of thousands of goblin </text:p>
      <text:p text:style-name="Standard">bastards! Undead!</text:p>
      <text:p text:style-name="Standard"/>
      <text:p text:style-name="Standard">PL</text:p>
      <text:p text:style-name="Standard">Nie... Ten duch nie należy do tych, które nękają północ, prawda? Kimże więc </text:p>
      <text:p text:style-name="Standard">jesteś?</text:p>
      <text:p text:style-name="Standard">EN</text:p>
      <text:p text:style-name="Standard">No... This ghost does not belong to those that harass the north, right? Who </text:p>
      <text:p text:style-name="Standard">are you then?</text:p>
      <text:p text:style-name="Standard"/>
      <text:p text:style-name="Standard">PL</text:p>
      <text:p text:style-name="Standard">Me imię jest... Nie... Nie jest ono istotne w opowieści, w której bierzecie </text:p>
      <text:p text:style-name="Standard">teraz udział... Wiedzcie tyle, że jestem duchem tego, który był przed wami, </text:p>
      <text:p text:style-name="Standard">wielkiego wodza orków, który żył w dawnych czasach... Odejdźcie...</text:p>
      <text:p text:style-name="Standard">EN</text:p>
      <text:p text:style-name="Standard">My name is... No... It is not important for the story, you are the part </text:p>
      <text:p text:style-name="Standard">of... All you must know is that I am the ghost of the one that was before </text:p>
      <text:p text:style-name="Standard">you - the great orcish chieftain that lived his life in the times of the </text:p>
      <text:p text:style-name="Standard">past... Be gone...</text:p>
      <text:p text:style-name="Standard"/>
      <text:p text:style-name="Standard">PL</text:p>
      <text:p text:style-name="Standard">Moi podwładni wykryli dziwną magię wokół Ciebie. A jesteśmy teraz w </text:p>
      <text:p text:style-name="Standard">sytuacji, w której przyda się nam każda magia. Uciekamy przed nieumarłymi, </text:p>
      <text:p text:style-name="Standard">którzy zaczęli panoszyć się na północy. Pomóż nam, jeśli możesz, duchu.</text:p>
      <text:p text:style-name="Standard">EN</text:p>
      <text:p text:style-name="Standard">My subordinates have detected strange magic aroud you. We are in the </text:p>
      <text:p text:style-name="Standard">situation in which we can use any magic to help us. We are running from the </text:p>
      <text:p text:style-name="Standard">undead that had started to harass the north. Help us, if you are able to, </text:p>
      <text:p text:style-name="Standard">ghost.</text:p>
      <text:p text:style-name="Standard"/>
      <text:p text:style-name="Standard">PL</text:p>
      <text:p text:style-name="Standard">Uciekacie...? Więc dumna rasa orków ucieka przed nieumarłymi duszami...? </text:p>
      <text:p text:style-name="Standard">Znów...</text:p>
      <text:p text:style-name="Standard">EN</text:p>
      <text:p text:style-name="Standard">Running...? So the pride orcish race runs from the undead souls...? Again...</text:p>
      <text:p text:style-name="Standard"/>
      <text:p text:style-name="Standard">PL</text:p>
      <text:p text:style-name="Standard">Znów? Ta Osoba myśli, że wiesz więcej, niż się zdaje. Czy to, co dzieje się </text:p>
      <text:p text:style-name="Standard"><text:soft-page-break/>teraz na północy, działo się już wcześniej?</text:p>
      <text:p text:style-name="Standard">EN</text:p>
      <text:p text:style-name="Standard">Again? This Person thinks, that you know more than you seem to. Everything </text:p>
      <text:p text:style-name="Standard">that is happening now in the north - Had this happened earlier?</text:p>
      <text:p text:style-name="Standard"/>
      <text:p text:style-name="Standard">PL</text:p>
      <text:p text:style-name="Standard">. . .</text:p>
      <text:p text:style-name="Standard">EN</text:p>
      <text:p text:style-name="Standard">. . .</text:p>
      <text:p text:style-name="Standard"/>
      <text:p text:style-name="Standard">PL</text:p>
      <text:p text:style-name="Standard">Zaklinam Cię, duchu! Wiedz, że teraz to ja jestem Wielkim Suwerenem Hordy... </text:p>
      <text:p text:style-name="Standard">W mojej mocy jest Ci rozkazać. Odpowiedz nam!</text:p>
      <text:p text:style-name="Standard">EN</text:p>
      <text:p text:style-name="Standard">I beg you, ghost! Know, that I am the Great Souverein of the Horde now... I </text:p>
      <text:p text:style-name="Standard">have the power to command you! Answer us!</text:p>
      <text:p text:style-name="Standard"/>
      <text:p text:style-name="Standard">PL</text:p>
      <text:p text:style-name="Standard">Tak... To już miało miejsce... Ale nie tutaj, a na dalekim, dalekim </text:p>
      <text:p text:style-name="Standard">zachodzie... Gdy mroczny lud Wesfolk stanął przed nami, wyrywając nas z </text:p>
      <text:p text:style-name="Standard">krain bitewnych... Naszego pierwotnego świata, z którego zostaliśmy </text:p>
      <text:p text:style-name="Standard">przyzwani przez liczów...</text:p>
      <text:p text:style-name="Standard">EN</text:p>
      <text:p text:style-name="Standard">Yes... It had happened already... But not here. In the far, far west... When </text:p>
      <text:p text:style-name="Standard">the dark Wesfolk people stood in front of us tearing us out from our battle-</text:p>
      <text:p text:style-name="Standard">realm... Our primal world from which we were summoned by the liches.</text:p>
      <text:p text:style-name="Standard"/>
      <text:p text:style-name="Standard">PL</text:p>
      <text:p text:style-name="Standard">Zostały otwarte portale, którymi dostaliśmy się do tego świata... To jednak </text:p>
      <text:p text:style-name="Standard">nie koniec opowieści... Bowiem zostaliśmy zdradzeni... Władcy Liczów </text:p>
      <text:p text:style-name="Standard">zorientowali się, jak wielką potęgę stanowiliśmy... Nie mogli trzymać nas w </text:p>
      <text:p text:style-name="Standard">garści, póki istniały ich portale... By je zamknąć, użyli całej swojej </text:p>
      <text:p text:style-name="Standard">wiedzy i magii, jaką posiadali. Straszne i potężne były to czary, jakich nie </text:p>
      <text:p text:style-name="Standard">ma już na świecie i nie będzie, póki drugie słońce nie zaświeci nad </text:p>
      <text:p text:style-name="Standard">kontynentem.</text:p>
      <text:p text:style-name="Standard">EN</text:p>
      <text:p text:style-name="Standard">The old portals were opened, we used them to enter this world... This is not </text:p>
      <text:p text:style-name="Standard">the end of the story... We were betrayed... Lich Lords found out how </text:p>
      <text:p text:style-name="Standard">powerfull we are... They could not kept us in their grasp as long as their </text:p>
      <text:p text:style-name="Standard">portals were opened... They used all of their power and knowledge to close </text:p>
      <text:p text:style-name="Standard">them. Terrible and mighty were the spells that are on this world no more and </text:p>
      <text:p text:style-name="Standard">never will be again unless the second sun shines over the continent.</text:p>
      <text:p text:style-name="Standard"/>
      <text:p text:style-name="Standard">PL</text:p>
      <text:p text:style-name="Standard">Portale zostały zamknięte, a droga do naszej ojczyzny została nam odebrana. </text:p>
      <text:p text:style-name="Standard">Nim jednak to się stało, z naszego pierwotnego świata przybyło tu coś </text:p>
      <text:p text:style-name="Standard">jeszcze... Coś, czego imienia nie pamiętamy, a co sprawia, że ani sen, ani </text:p>
      <text:p text:style-name="Standard">jadło, ani kobieta... Nic nie jest w stanie zaspokoić pragnienia krwi, które </text:p>
      <text:p text:style-name="Standard">czujemy. To coś nawiedza teraz północ.</text:p>
      <text:p text:style-name="Standard">EN</text:p>
      <text:p text:style-name="Standard">Portals were closed and the way to our home was lost. Before it happened </text:p>
      <text:p text:style-name="Standard">there was something more that managed to get here from our wolrd... The name </text:p>
      <text:p text:style-name="Standard"><text:soft-page-break/>of that thing is now forgotten but it makes the sleep, the food and even the </text:p>
      <text:p text:style-name="Standard">females unable to satisfy the lust for blood that we feel. This thing haunts </text:p>
      <text:p text:style-name="Standard">the north now.</text:p>
      <text:p text:style-name="Standard"/>
      <text:p text:style-name="Standard">PL</text:p>
      <text:p text:style-name="Standard">Pradawna jest twoja historia, duchu... Ta Osoba ośmiela się spytać... Jak </text:p>
      <text:p text:style-name="Standard">powstrzymać to, co się teraz dzieje?</text:p>
      <text:p text:style-name="Standard">EN</text:p>
      <text:p text:style-name="Standard">Ancient is the story of yours, ghost... This Person dares to ask... How can </text:p>
      <text:p text:style-name="Standard">we stop that what is happening now?</text:p>
      <text:p text:style-name="Standard"/>
      <text:p text:style-name="Standard">PL</text:p>
      <text:p text:style-name="Standard">Próbowaliśmy wielu rzeczy, by zawrócić niepowstrzymaną rzekę </text:p>
      <text:p text:style-name="Standard">przeznaczenia... Nic nie jest w stanie odmienić losu... Idźcie, precz! </text:p>
      <text:p text:style-name="Standard">Wystarczająco dużo już wam powiedziałem... Odejdźcie stąd i zgińcie wedle </text:p>
      <text:p text:style-name="Standard">własnego uznania!</text:p>
      <text:p text:style-name="Standard">EN</text:p>
      <text:p text:style-name="Standard">We've tried many things to turn the unstoppable river of the destiny </text:p>
      <text:p text:style-name="Standard">around... Nothing can change the faith... Go away! I've told you enough </text:p>
      <text:p text:style-name="Standard">already... Be gone and die as you like!</text:p>
      <text:p text:style-name="Standard"/>
      <text:p text:style-name="Standard">PL</text:p>
      <text:p text:style-name="Standard">Wynoście się stąd... Zostawcie przeszłość w spokoju...</text:p>
      <text:p text:style-name="Standard">EN</text:p>
      <text:p text:style-name="Standard">Get out of here... Leave the past alone...</text:p>
      <text:p text:style-name="Standard"/>
      <text:p text:style-name="Standard">PL</text:p>
      <text:p text:style-name="Standard">Moje ataki nie robią na nim większego wrażenia!</text:p>
      <text:p text:style-name="Standard">EN</text:p>
      <text:p text:style-name="Standard">My attacks do not impress him!</text:p>
      <text:p text:style-name="Standard"/>
      <text:p text:style-name="Standard">PL</text:p>
      <text:p text:style-name="Standard">Nie możecie mnie pokonać, żywotne istoty... Ja jestem bytem duchowym...</text:p>
      <text:p text:style-name="Standard">EN</text:p>
      <text:p text:style-name="Standard">You can't beat me, living beings... I'm a spiritual entity...</text:p>
      <text:p text:style-name="Standard"/>
      <text:p text:style-name="Standard">PL</text:p>
      <text:p text:style-name="Standard">Ja... Przegrałem...</text:p>
      <text:p text:style-name="Standard">EN</text:p>
      <text:p text:style-name="Standard">I... Lost...</text:p>
      <text:p text:style-name="Standard"/>
      <text:p text:style-name="Standard">PL</text:p>
      <text:p text:style-name="Standard">Może i jesteś duchem wielkiego wojownika i wodza, ale mimo wszystko, nadal </text:p>
      <text:p text:style-name="Standard">jesteś tylko duchem! A teraz powiedz nam, jak rozprawić się z nieumarłymi, </text:p>
      <text:p text:style-name="Standard">którzy panoszą się po północy?</text:p>
      <text:p text:style-name="Standard">EN</text:p>
      <text:p text:style-name="Standard">Maybe you are a ghost of a great warrior and chief, but in spite of all, you </text:p>
      <text:p text:style-name="Standard">still are but a ghost! And now tell us, how to deal with these undead, who </text:p>
      <text:p text:style-name="Standard">run rampart in the north?</text:p>
      <text:p text:style-name="Standard"/>
      <text:p text:style-name="Standard">PL</text:p>
      <text:p text:style-name="Standard">Skoro uważasz, że tobie się uda... Weź więc mój amulet... Może z nim </text:p>
      <text:p text:style-name="Standard"><text:soft-page-break/>odmienisz... Losy... Swego ludu... Naszego ludu...</text:p>
      <text:p text:style-name="Standard">EN</text:p>
      <text:p text:style-name="Standard">If you think, that you will manage to do it... Then take my necklace... </text:p>
      <text:p text:style-name="Standard">Maybe with it you will change... The destiny... Of your people... Our </text:p>
      <text:p text:style-name="Standard">people...</text:p>
      <text:p text:style-name="Standard"/>
      <text:p text:style-name="Standard">PL</text:p>
      <text:p text:style-name="Standard">Spójrzcie! Sekretny tunel!</text:p>
      <text:p text:style-name="Standard">EN</text:p>
      <text:p text:style-name="Standard">Look! A secret passage has opened!</text:p>
      <text:p text:style-name="Standard"/>
      <text:p text:style-name="Standard">PL</text:p>
      <text:p text:style-name="Standard">To dziwny przedmiot... Pierwszy raz czuję coś takiego, gdy go zakładam... </text:p>
      <text:p text:style-name="Standard">Taki... Mistycyzm.</text:p>
      <text:p text:style-name="Standard">EN</text:p>
      <text:p text:style-name="Standard">This is a weird thing... When I put it on, it's the first time I feel </text:p>
      <text:p text:style-name="Standard">something like this... Such a... Mysticism...</text:p>
      <text:p text:style-name="Standard"/>
      <text:p text:style-name="Standard">PL</text:p>
      <text:p text:style-name="Standard">Mam tylko nadzieję, że nie będziesz mówić tak jak tamten duch. Urywane </text:p>
      <text:p text:style-name="Standard">zdania nie są w twoim stylu, kuzynie. Powinniśmy już ruszać dalej.</text:p>
      <text:p text:style-name="Standard">EN</text:p>
      <text:p text:style-name="Standard">I only hope that you won't talk like this ghost did. Broken sentences aren't </text:p>
      <text:p text:style-name="Standard">in your style, cousin. We should already move forward.</text:p>
      <text:p text:style-name="Standard"/>
      <text:p text:style-name="Standard">PL</text:p>
      <text:p text:style-name="Standard">Ta Osoba myśli, że Wielki Suweren powinien zatrzymać tę rzecz. Może okazać </text:p>
      <text:p text:style-name="Standard">się naprawdę wartościowa.</text:p>
      <text:p text:style-name="Standard">EN</text:p>
      <text:p text:style-name="Standard">This person thinks that the Great Suverein should keep this thing. It might </text:p>
      <text:p text:style-name="Standard">turn out to be really valuable.</text:p>
      <text:p text:style-name="Standard"/>
      <text:p text:style-name="Standard">PL</text:p>
      <text:p text:style-name="Standard">Naszyjnik z kłów</text:p>
      <text:p text:style-name="Standard">EN</text:p>
      <text:p text:style-name="Standard">Bonetooth necklace</text:p>
      <text:p text:style-name="Standard"/>
      <text:p text:style-name="Standard">PL</text:p>
      <text:p text:style-name="Standard">Naszyjnik zawiera inskrypcję w nieznanym języku. Zapewnia posiadaczowi +20% </text:p>
      <text:p text:style-name="Standard">odporności na każdy rodzaj obrażeń.</text:p>
      <text:p text:style-name="Standard">EN</text:p>
      <text:p text:style-name="Standard">This necklace contains an inscription in unknown language. It grants the </text:p>
      <text:p text:style-name="Standard">wearer +20% resistance to all sources of damage.</text:p>
      <text:p text:style-name="Standard"/>
      <text:p text:style-name="Standard">PL</text:p>
      <text:p text:style-name="Standard">Zawołajcie tu Wielkiego Suwerena! Powinien to wziąć...</text:p>
      <text:p text:style-name="Standard">EN</text:p>
      <text:p text:style-name="Standard">Call the Great Suverein over here! He should take it...</text:p>
      <text:p text:style-name="Standard"/>
      <text:p text:style-name="Standard">PL</text:p>
      <text:p text:style-name="Standard">Jęczmień, zostaw!</text:p>
      <text:p text:style-name="Standard">EN</text:p>
      <text:p text:style-name="Standard"><text:soft-page-break/>Barley! Leave it!</text:p>
      <text:p text:style-name="Standard"/>
      <text:p text:style-name="Standard">PL</text:p>
      <text:p text:style-name="Standard">Auu!</text:p>
      <text:p text:style-name="Standard">EN</text:p>
      <text:p text:style-name="Standard">Owww!</text:p>
      <text:p text:style-name="Standard"/>
      <text:p text:style-name="Standard">PL</text:p>
      <text:p text:style-name="Standard">Hau, hau!</text:p>
      <text:p text:style-name="Standard">EN</text:p>
      <text:p text:style-name="Standard">Warf warf!</text:p>
      <text:p text:style-name="Standard"/>
      <text:p text:style-name="Standard">PL</text:p>
      <text:p text:style-name="Standard">Zostaw... O nie, pogryzł go!</text:p>
      <text:p text:style-name="Standard">EN</text:p>
      <text:p text:style-name="Standard">Leave it... Oh no, he has bitten it!</text:p>
      <text:p text:style-name="Standard"/>
      <text:p text:style-name="Standard">PL</text:p>
      <text:p text:style-name="Standard">Zdaje mi się, że amuletowi nic się nie stało. Patrzcie! Futro Jęczmienia </text:p>
      <text:p text:style-name="Standard">świeci nowym blaskiem!</text:p>
      <text:p text:style-name="Standard">EN</text:p>
      <text:p text:style-name="Standard">It looks like nothing has happened to the medalion. Hey, take a look! </text:p>
      <text:p text:style-name="Standard">Barley's fur is shining!</text:p>
      <text:p text:style-name="Standard"/>
      <text:p text:style-name="Standard">PL</text:p>
      <text:p text:style-name="Standard">Gryz amuletu z kłów</text:p>
      <text:p text:style-name="Standard">EN</text:p>
      <text:p text:style-name="Standard">Bite of a bonetooth necklace</text:p>
      <text:p text:style-name="Standard"/>
      <text:p text:style-name="Standard">PL</text:p>
      <text:p text:style-name="Standard">Twój wilk zyskał właśnie +10% odporności na każdy rodzaj obrażeń!</text:p>
      <text:p text:style-name="Standard">EN</text:p>
      <text:p text:style-name="Standard">Your wolf just gained +10% resistance to all sources of damage!</text:p>
      <text:p text:style-name="Standard"/>
      <text:p text:style-name="Standard">PL</text:p>
      <text:p text:style-name="Standard">Ta Osoba zwie się Aidala... Chcesz złożyć ze mną skrzek?</text:p>
      <text:p text:style-name="Standard">EN</text:p>
      <text:p text:style-name="Standard">This Person's name is Aidala... Do you want to spawn with me?</text:p>
      <text:p text:style-name="Standard"/>
      <text:p text:style-name="Standard">PL</text:p>
      <text:p text:style-name="Standard">Ten dialog został tu umieszczony przez twórców. Tak naprawdę nagi nie </text:p>
      <text:p text:style-name="Standard">składają skrzeku.</text:p>
      <text:p text:style-name="Standard">EN</text:p>
      <text:p text:style-name="Standard">This dialogue was placed here by the autors. Actually, nagas do not spawn.</text:p>
      <text:p text:style-name="Standard"/>
      <text:p text:style-name="Standard">PL</text:p>
      <text:p text:style-name="Standard">Czuję od tego dziwną magię... Niech Wielki Ork zajmie się tym przedmiotem.</text:p>
      <text:p text:style-name="Standard">EN</text:p>
      <text:p text:style-name="Standard">I feel a weird magic in this thing... May the Great Orc take care of it.</text:p>
      <text:p text:style-name="Standard"/>
      <text:p text:style-name="Standard">PL</text:p>
      <text:p text:style-name="Standard">Ta rzecz nie dla trollów. My zawołać mądrego orka.</text:p>
      <text:p text:style-name="Standard"><text:soft-page-break/>EN</text:p>
      <text:p text:style-name="Standard">This thing not for trolls. We call smart orc.</text:p>
      <text:p text:style-name="Standard"/>
      <text:p text:style-name="Standard">PL</text:p>
      <text:p text:style-name="Standard">Amulet magiczny... Dziwna to rzecz... Niech przywódca Hordy ją zabierze.</text:p>
      <text:p text:style-name="Standard">EN</text:p>
      <text:p text:style-name="Standard">Magical necklace... A weird thing it is... Shall the leader of the Horde </text:p>
      <text:p text:style-name="Standard">take it.</text:p>
      <text:p text:style-name="Standard"/>
      <text:p text:style-name="Standard">PL</text:p>
      <text:p text:style-name="Standard">Sio! Wynoś się! Ehh... Czego jak czego, ale nietoperzy się tutaj naprawdę </text:p>
      <text:p text:style-name="Standard">nie spodziewałem.</text:p>
      <text:p text:style-name="Standard">EN</text:p>
      <text:p text:style-name="Standard">Eww! Get out! Of all the things, I really didn't expected bats to be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$Win32 OpenOffice.org_project/411m6$Build-9775</meta:generator>
    <dc:date>2017-09-07T21:53:58.85</dc:date>
    <meta:document-statistic meta:table-count="0" meta:image-count="0" meta:object-count="0" meta:page-count="19" meta:paragraph-count="832" meta:word-count="6182" meta:character-count="35950"/>
    <dc:creator>Adrian Pezda</dc:creator>
    <meta:user-defined meta:name="Info 1"/>
    <meta:user-defined meta:name="Info 2"/>
    <meta:user-defined meta:name="Info 3"/>
    <meta:user-defined meta:name="Info 4"/>
  </office:meta>
</office:document-meta>
</file>